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D00000179EF2F936F5445B7E9.png" manifest:media-type="image/png"/>
  <manifest:file-entry manifest:full-path="Pictures/10000201000002F2000000FBFED0DB47C0F5184C.png" manifest:media-type="image/png"/>
  <manifest:file-entry manifest:full-path="Pictures/10000201000002FF000000D90B33B603CA1D90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68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 fo:min-height="7.624cm" fo:min-width="10.168cm"/>
    </style:style>
    <style:style style:name="gr6" style:family="graphic" style:parent-style-name="standard">
      <style:graphic-properties svg:stroke-color="#808080" draw:fill="none" draw:textarea-horizontal-align="justify" draw:textarea-vertical-align="middle" draw:auto-grow-height="false" fo:min-height="7.624cm" fo:min-width="12.708cm"/>
    </style:style>
    <style:style style:name="gr7" style:family="graphic" style:parent-style-name="standard">
      <style:graphic-properties svg:stroke-color="#808080" draw:fill="none" draw:textarea-horizontal-align="justify" draw:textarea-vertical-align="middle" draw:auto-grow-height="false" fo:min-height="5.592cm" fo:min-width="13.97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02cm" svg:height="4.017cm" svg:x="7.272cm" svg:y="10.848cm">
          <draw:image xlink:href="Pictures/10000201000002FF000000D90B33B603CA1D9021.png" xlink:type="simple" xlink:show="embed" xlink:actuate="onLoad" loext:mime-type="image/png">
            <text:p/>
          </draw:image>
        </draw:frame>
        <draw:frame draw:style-name="gr2" draw:text-style-name="P1" draw:layer="layout" svg:width="11.175cm" svg:height="4.213cm" svg:x="2.695cm" svg:y="3.81cm">
          <draw:image xlink:href="Pictures/10000201000002F2000000FBFED0DB47C0F5184C.png" xlink:type="simple" xlink:show="embed" xlink:actuate="onLoad" loext:mime-type="image/png">
            <text:p/>
          </draw:image>
        </draw:frame>
        <draw:frame draw:style-name="gr1" draw:text-style-name="P1" draw:layer="layout" svg:width="13.208cm" svg:height="6.247cm" svg:x="12.77cm" svg:y="2.897cm">
          <draw:image xlink:href="Pictures/100002010000031D00000179EF2F936F5445B7E9.png" xlink:type="simple" xlink:show="embed" xlink:actuate="onLoad" loext:mime-type="image/png">
            <text:p/>
          </draw:image>
        </draw:frame>
        <draw:frame draw:style-name="gr3" draw:text-style-name="P3" draw:layer="layout" svg:width="6.858cm" svg:height="1.038cm" svg:x="4.102cm" svg:y="1.886cm">
          <draw:text-box>
            <text:p text:style-name="P2"><text:span text:style-name="T1">de novo </text:span><text:span text:style-name="T2">assembly</text:span></text:p>
          </draw:text-box>
        </draw:frame>
        <draw:frame draw:style-name="gr4" draw:text-style-name="P3" draw:layer="layout" svg:width="8.128cm" svg:height="1.038cm" svg:x="15.778cm" svg:y="1.735cm">
          <draw:text-box>
            <text:p text:style-name="P2"><text:span text:style-name="T2">map to transcriptome</text:span></text:p>
          </draw:text-box>
        </draw:frame>
        <draw:frame draw:style-name="gr4" draw:text-style-name="P3" draw:layer="layout" svg:width="8.128cm" svg:height="1.038cm" svg:x="10.482cm" svg:y="9.652cm">
          <draw:text-box>
            <text:p text:style-name="P2"><text:span text:style-name="T2">map to genome</text:span></text:p>
          </draw:text-box>
        </draw:frame>
        <draw:custom-shape draw:style-name="gr5" draw:text-style-name="P4" draw:layer="layout" svg:width="10.668cm" svg:height="7.874cm" svg:x="2.28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208cm" svg:height="7.874cm" svg:x="12.954cm" svg:y="1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4.478cm" svg:height="5.842cm" svg:x="6.74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09:10:30.446439878</meta:creation-date>
    <dc:title>jelmer_base</dc:title>
    <meta:editing-duration>PT33S</meta:editing-duration>
    <meta:editing-cycles>3</meta:editing-cycles>
    <meta:generator>LibreOffice/6.4.6.2$Linux_X86_64 LibreOffice_project/40$Build-2</meta:generator>
    <meta:initial-creator>Jelmer Poelstra</meta:initial-creator>
    <dc:date>2021-02-12T09:19:06.067347497</dc:date>
    <dc:creator>Jelmer Poelstra</dc:creator>
    <meta:document-statistic meta:object-count="32"/>
  </office:meta>
</office:document-meta>
</file>